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rben" svg:font-family="Corben"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rben1" svg:font-family="Corben"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Num2">
      <style:paragraph-properties fo:margin-left="0.75in" fo:margin-right="0in" fo:margin-top="0in" fo:margin-bottom="0.139in" loext:contextual-spacing="false" fo:line-height="115%" fo:text-align="justify" style:justify-single-word="false" fo:keep-together="auto" fo:orphans="2" fo:widows="2" fo:text-indent="-0.25in" style:auto-text-indent="false" fo:padding="0in" fo:border="none" fo:keep-with-next="auto"/>
    </style:style>
    <style:style style:name="P4" style:family="paragraph" style:parent-style-name="Standard" style:list-style-name="WWNum1">
      <style:paragraph-properties fo:margin-left="0.75in" fo:margin-right="0in" fo:margin-top="0in" fo:margin-bottom="0.139in" loext:contextual-spacing="false" fo:line-height="115%" fo:text-align="justify" style:justify-single-word="false" fo:keep-together="auto" fo:orphans="2" fo:widows="2" fo:text-indent="-0.25in" style:auto-text-indent="false" fo:padding="0in" fo:border="none" fo:keep-with-next="auto"/>
    </style:style>
    <style:style style:name="P5" style:family="paragraph" style:parent-style-name="Standard" style:list-style-name="WWNum1">
      <style:paragraph-properties fo:margin-left="0.75in" fo:margin-right="0in" fo:margin-top="0in" fo:margin-bottom="0.139in" loext:contextual-spacing="false" fo:line-height="100%" fo:text-align="justify" style:justify-single-word="false" fo:keep-together="auto" fo:orphans="2" fo:widows="2" fo:text-indent="-0.25in" style:auto-text-indent="false" fo:padding="0in" fo:border="none" fo:keep-with-next="auto"/>
    </style:style>
    <style:style style:name="P6" style:family="paragraph" style:parent-style-name="Standard" style:master-page-name="Standard">
      <style:paragraph-properties fo:text-align="center" style:justify-single-word="false" style:page-number="1"/>
    </style:style>
    <style:style style:name="T1" style:family="text">
      <style:text-properties style:font-name="Open Sans" fo:font-size="14pt" fo:font-weight="bold" style:font-name-asian="Open Sans1" style:font-size-asian="14pt" style:font-weight-asian="bold" style:font-name-complex="Open Sans1" style:font-size-complex="14pt"/>
    </style:style>
    <style:style style:name="T2" style:family="text">
      <style:text-properties fo:font-size="14pt" style:text-underline-style="solid" style:text-underline-width="auto" style:text-underline-color="font-color" fo:font-weight="bold" style:font-size-asian="14pt" style:font-weight-asian="bold" style:font-size-complex="14pt"/>
    </style:style>
    <style:style style:name="T3" style:family="text">
      <style:text-properties fo:font-variant="normal" fo:text-transform="none" fo:color="#000000"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4" style:family="text">
      <style:text-properties fo:font-variant="normal" fo:text-transform="none" fo:color="#000000" style:text-line-through-style="none" style:text-line-through-type="none" style:text-position="0% 100%" style:font-name="Calibri" fo:font-size="14pt"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style>
    <style:style style:name="T5" style:family="text">
      <style:text-properties fo:font-size="20pt" style:text-underline-style="solid" style:text-underline-width="auto" style:text-underline-color="font-color" fo:font-weight="bold" style:font-size-asian="20pt" style:font-weight-asian="bold" style:font-size-complex="20pt"/>
    </style:style>
    <style:style style:name="T6" style:family="text">
      <style:text-properties fo:color="#7030a0" style:font-name="Corben" fo:font-size="12pt" fo:font-weight="bold" style:font-name-asian="Corben1" style:font-size-asian="12pt" style:font-weight-asian="bold" style:font-name-complex="Corben1" style:font-size-complex="12pt"/>
    </style:style>
    <style:style style:name="T7" style:family="text">
      <style:text-properties fo:color="#c00000" style:font-name="Corben" fo:font-size="12pt" fo:font-weight="bold" style:font-name-asian="Corben1" style:font-size-asian="12pt" style:font-weight-asian="bold" style:font-name-complex="Corben1" style:font-size-complex="12pt"/>
    </style:style>
    <style:style style:name="T8" style:family="text">
      <style:text-properties style:font-name="Corben" fo:font-size="12pt" fo:font-weight="bold" style:font-name-asian="Corben1" style:font-size-asian="12pt" style:font-weight-asian="bold" style:font-name-complex="Corben1" style:font-size-complex="12pt"/>
    </style:style>
    <style:style style:name="T9" style:family="text">
      <style:text-properties style:font-name="Corben" fo:font-size="9pt" style:font-name-asian="Corben1" style:font-size-asian="9pt" style:font-name-complex="Corben1"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ay 3 Lab Assignments</text:span></text:p>
      <text:p text:style-name="P2"><text:span text:style-name="T2">Please do these assignments:</text:span></text:p>
      <text:list xml:id="list556001418" text:style-name="WWNum2">
        <text:list-item>
          <text:p text:style-name="P3"><text:span text:style-name="T3">Create a new page that has a textbox, and alert the code of key pressed on a textbox, and which mouse button clicked on it.</text:span></text:p>
        </text:list-item>
        <text:list-item>
          <text:p text:style-name="P3"><text:span text:style-name="T3">On the same page, Make a button (Start clock), that displays clock with current time in local format (time only without date) in a textbox [use: document.getElementById(“txtboxid”).value=…., to write a value to textbox] updated every second, and stops the clock when user clicks (s) letter in Keyboard.</text:span></text:p>
        </text:list-item>
        <text:list-item>
          <text:p text:style-name="P3"><text:span text:style-name="T3">Make a link that on its onClick event opens new advertising window </text:span><text:span text:style-name="T4">after 3 seconds</text:span><text:span text:style-name="T3">, and write long paragraphs on it. Also, make another link that closes this page. </text:span></text:p>
        </text:list-item>
        <text:list-item>
          <text:p text:style-name="P3"><text:bookmark text:name="_heading=h.gjdgxs"/><text:span text:style-name="T3">Make the new window in previous assignment scrollable (scrolls vertically automatically (the scroll bar moves every second to below automatically)).</text:span></text:p>
        </text:list-item>
        <text:list-item>
          <text:p text:style-name="P3"><text:span text:style-name="T3">Create a form that redirect to another page when user submit the form, and put in this form textbox (user name) and password field (password) [textboxes must have name attribute] and button (login). User name text has default text “Enter your user name here”, when user clicks login he will be redirected to another page (the page given in the form action), use get method and on the other page get the user name (from the browser URL) and write on the page welcome + User Name in bold and big font letters.</text:span></text:p>
        </text:list-item>
      </text:list>
      <text:p text:style-name="P2"><text:span text:style-name="T5">Bonus assignments:</text:span></text:p>
      <text:list xml:id="list4035984641" text:style-name="WWNum1">
        <text:list-item>
          <text:p text:style-name="P4"><text:span text:style-name="T3">Cancel event Bubbling on the page, so on assignment No.2, if the user presses (s) letter in the textbox (the cursor is in the textbox), it alerts the key code only, but don’t stop the clock, and stops only if press (s) letter on the document (when the cursor isn’t in the textbox).</text:span></text:p>
        </text:list-item>
        <text:list-item>
          <text:p text:style-name="P4"><text:span text:style-name="T3">Alert screen width &amp; height and the browser name.</text:span></text:p>
        </text:list-item>
        <text:list-item>
          <text:p text:style-name="P4"><text:span text:style-name="T3">On Assignment No.5, stop the page scrolling when user presses shift+s (handle the event on the popup page not original page).</text:span></text:p>
        </text:list-item>
        <text:list-item>
          <text:p text:style-name="P5"><text:span text:style-name="T3">Make text on the status bar moves to the end of status bar, and return again.</text:span></text:p>
        </text:list-item>
        <text:list-item>
          <text:p text:style-name="P5"><text:span text:style-name="T3">Make textbox that don't accept space on it (check for key code in keypress event), and don't accept right click on it. </text:span></text:p>
        </text:list-item>
        <text:list-item>
          <text:p text:style-name="P5"><text:span text:style-name="T3">Make the home page when unloaded [put link to another page, don't close the page from the browser] show alert saying “Thanks for Visiting My Website” (search for the suitable event, and handle the event using JS, not in HTML tags).</text:span></text:p>
        </text:list-item>
        <text:list-item>
          <text:p text:style-name="P5"><text:span text:style-name="T3">Disable right click on your photo gallery page to prevent anyone from saving your pictures.</text:span></text:p>
        </text:list-item>
      </text:list>
      <text:p text:style-name="P1"><text:span text:style-name="T6">&lt;Script&gt;</text:span><text:span text:style-name="T7">document.write(“</text:span><text:span text:style-name="T8">Thank YOU</text:span><text:span text:style-name="T7">”)</text:span><text:span text:style-name="T6"> &lt;/Script&g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rben" svg:font-family="Corben"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rben1" svg:font-family="Corben"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0T05:18:00</meta:creation-date>
    <meta:initial-creator>HANY</meta:initial-creator>
    <meta:document-statistic meta:table-count="0" meta:image-count="0" meta:object-count="0" meta:page-count="1" meta:paragraph-count="16" meta:word-count="416" meta:character-count="2353" meta:non-whitespace-character-count="1963"/>
    <meta:generator>LibreOfficeDev/6.0.5.2$Linux_X86_64 LibreOffice_project/</meta:generator>
  </office:meta>
</office:document-meta>
</file>